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ard = [[0]*8 for i in range(8)]</text:p>
      <text:p text:style-name="Standard">def setup(self):</text:p>
      <text:p text:style-name="Standard"><text:s text:c="6"/>board = [[0]*self.height for i in range(self.width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56.835573002</meta:creation-date>
    <dc:date>2020-01-14T21:16:04.637510228</dc:date>
    <meta:editing-duration>P5DT2H5M57S</meta:editing-duration>
    <meta:editing-cycles>1</meta:editing-cycles>
    <meta:document-statistic meta:table-count="0" meta:image-count="0" meta:object-count="0" meta:page-count="1" meta:paragraph-count="3" meta:word-count="16" meta:character-count="107" meta:non-whitespace-character-count="88"/>
    <meta:generator>LibreOffice/6.0.7.3$Linux_X86_64 LibreOffice_project/00m0$Build-3</meta:generator>
  </office:meta>
</office:document-meta>
</file>